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94e5b"/>
    </style:style>
    <style:style style:name="P2" style:family="paragraph" style:parent-style-name="Standard">
      <style:text-properties officeooo:paragraph-rsid="000b32eb"/>
    </style:style>
    <style:style style:name="T1" style:family="text">
      <style:text-properties officeooo:rsid="00075c48"/>
    </style:style>
    <style:style style:name="T2" style:family="text">
      <style:text-properties fo:font-style="italic" officeooo:rsid="00075c48" style:font-style-asian="italic" style:font-style-complex="italic"/>
    </style:style>
    <style:style style:name="T3" style:family="text">
      <style:text-properties fo:font-style="italic" officeooo:rsid="00081b36" style:font-style-asian="italic" style:font-style-complex="italic"/>
    </style:style>
    <style:style style:name="T4" style:family="text">
      <style:text-properties fo:font-style="italic" officeooo:rsid="00094e5b" style:font-style-asian="italic" style:font-style-complex="italic"/>
    </style:style>
    <style:style style:name="T5" style:family="text">
      <style:text-properties officeooo:rsid="00094e5b"/>
    </style:style>
    <style:style style:name="T6" style:family="text">
      <style:text-properties officeooo:rsid="000b32e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Emphasis"/></text:p>
      <text:p text:style-name="P1"><text:span text:style-name="Emphasis"><text:span text:style-name="T5">As stated in the resume, I am a zambian male aged 21 and a student currently pursuing my bachelors degree in computer science with a major in software engineering at the University of Zambia.</text:span></text:span></text:p>
      <text:p text:style-name="Standard"><text:span text:style-name="Emphasis"/></text:p>
      <text:p text:style-name="Standard"><text:span text:style-name="Emphasis">I love </text:span><text:span text:style-name="Emphasis"><text:span text:style-name="T1">getting hands on projects to </text:span></text:span><text:span text:style-name="Emphasis"><text:span text:style-name="T2">learn new technolog</text:span></text:span><text:span text:style-name="Emphasis"><text:span text:style-name="T4">ical skills</text:span></text:span><text:span text:style-name="Emphasis"> and my </text:span><text:span text:style-name="Emphasis"><text:span text:style-name="T2">school has</text:span></text:span><text:span text:style-name="Emphasis"> t</text:span><text:span text:style-name="Emphasis"><text:span text:style-name="T1">aken</text:span></text:span><text:span text:style-name="Emphasis"> me a bit away from that </text:span><text:span text:style-name="Emphasis"><text:span text:style-name="T5">as most of the emphasis has been on equiping me with the theoretical aspect of technology</text:span></text:span><text:span text:style-name="Emphasis">. I’m looking to find a role that will let me get back the </text:span><text:span text:style-name="Emphasis"><text:span text:style-name="T3">enthusiasm to learn </text:span></text:span><text:span text:style-name="Emphasis"><text:span text:style-name="T4">what</text:span></text:span><text:span text:style-name="Emphasis"> I enjoy so much. I took a look at the job description before coming in and it seems like this role involves a lot of </text:span><text:span text:style-name="Emphasis"><text:span text:style-name="T3">learning from the experienced engineers that are already on board</text:span></text:span><text:span text:style-name="Emphasis">.</text:span></text:p>
      <text:p text:style-name="Standard"><text:span text:style-name="Emphasis"/></text:p>
      <text:p text:style-name="Standard"><text:span text:style-name="Emphasis">I’m motivated to find a position that will </text:span><text:span text:style-name="Emphasis"><text:span text:style-name="T5">help me </text:span></text:span><text:span text:style-name="Emphasis">grow </text:span><text:span text:style-name="Emphasis"><text:span text:style-name="T5">both my learning and computational</text:span></text:span><text:span text:style-name="Emphasis"> skills. </text:span><text:span text:style-name="Emphasis"><text:span text:style-name="T5">A</text:span></text:span><text:span text:style-name="Emphasis">nd I’m now looking to do the same in a larger organization like yours because I feel it’ll help me grow further as a </text:span><text:span text:style-name="Emphasis"><text:span text:style-name="T4">junior engineer</text:span></text:span><text:span text:style-name="Emphasis">. Also, I think the fact that I’ve been doing similar work in the same industry for the past two years will allow me to step into this role and be successful, so that’s why I want this position and why I think it makes sense as the next move in my career.</text:span></text:p>
      <text:p text:style-name="Standard"><text:span text:style-name="Emphasis"/></text:p>
      <text:p text:style-name="P2"><text:span text:style-name="Emphasis"><text:span text:style-name="T6">Thank you very much for the well documented and informative advertisement and i look forward in anticipation to hearing from you soon.</text:span></text:span></text:p>
      <text:p text:style-name="P2"><text:span text:style-name="Emphasis"/></text:p>
      <text:p text:style-name="P2"><text:span text:style-name="Emphasis"><text:span text:style-name="T6">Yours, </text:span></text:span></text:p>
      <text:p text:style-name="P2"><text:span text:style-name="Emphasis"><text:span text:style-name="T6">Lwanga Martine. </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M"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M"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3T19:25:00.126208633</meta:creation-date>
    <dc:date>2022-10-23T20:14:14.277387587</dc:date>
    <meta:editing-duration>PT8M23S</meta:editing-duration>
    <meta:editing-cycles>1</meta:editing-cycles>
    <meta:document-statistic meta:table-count="0" meta:image-count="0" meta:object-count="0" meta:page-count="1" meta:paragraph-count="6" meta:word-count="244" meta:character-count="1306" meta:non-whitespace-character-count="1066"/>
    <meta:generator>LibreOffice/6.4.7.2$Linux_X86_64 LibreOffice_project/40$Build-2</meta:generator>
  </office:meta>
</office:document-meta>
</file>